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25" style:parent-style-name="PlaceholderText" style:family="text">
      <style:text-properties fo:color="#000000"/>
    </style:style>
    <style:style style:name="T26" style:parent-style-name="PlaceholderText" style:family="text">
      <style:text-properties fo:color="#000000"/>
    </style:style>
    <style:style style:name="P27" style:parent-style-name="SubsectionDate" style:family="paragraph">
      <style:paragraph-properties fo:margin-bottom="0in"/>
    </style:style>
    <style:style style:name="T2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" style:parent-style-name="DefaultParagraphFont" style:family="text">
      <style:text-properties fo:color="#A9A57C"/>
    </style:style>
    <style:style style:name="P30" style:parent-style-name="ListParagraph" style:list-style-name="LFO4" style:family="paragraph">
      <style:paragraph-properties fo:margin-bottom="0in" fo:margin-left="0.2in" fo:text-indent="-0.2in">
        <style:tab-stops/>
      </style:paragraph-properties>
    </style:style>
    <style:style style:name="P31" style:parent-style-name="Normal" style:family="paragraph">
      <style:paragraph-properties fo:margin-bottom="0in"/>
    </style:style>
    <style:style style:name="T32" style:parent-style-name="DefaultParagraphFont" style:family="text">
      <style:text-properties fo:color="#675E47"/>
    </style:style>
    <style:style style:name="T33" style:parent-style-name="DefaultParagraphFont" style:family="text">
      <style:text-properties fo:color="#675E47"/>
    </style:style>
    <style:style style:name="T34" style:parent-style-name="DefaultParagraphFont" style:family="text">
      <style:text-properties fo:color="#675E47"/>
    </style:style>
    <style:style style:name="P35" style:parent-style-name="ListParagraph" style:list-style-name="LFO4" style:family="paragraph">
      <style:paragraph-properties fo:margin-bottom="0in" fo:margin-left="0.2in" fo:text-indent="-0.2in">
        <style:tab-stops/>
      </style:paragraph-properties>
    </style:style>
    <style:style style:name="P36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[Type the date]<text:s/></text:p>
      <text:p text:style-name="PersonalName">Kayode Ibukun</text:p>
      <text:p text:style-name="Phone">07060806814</text:p>
      <text:p text:style-name="PersonalName"/>
      <text:p text:style-name="SenderAddress">Olakay739@gmail.com</text:p>
      <text:p text:style-name="SenderAddress"><text:span text:style-name="T25">[Type your address]</text:span></text:p>
      <text:p text:style-name="SenderAddress"><text:span text:style-name="T26">[Type your website]</text:span></text:p>
      <text:p text:style-name="Normal"/>
      <text:h text:style-name="SectionHeading" text:outline-level="1">Objectives</text:h>
      <text:p text:style-name="Normal">[Type your objectives]</text:p>
      <text:h text:style-name="SectionHeading" text:outline-level="1">Education</text:h>
      <text:h text:style-name="Subsection" text:outline-level="2">Covenant University</text:h>
      <text:p text:style-name="P27"><text:span text:style-name="T28">2025</text:span><text:span text:style-name="T29">|</text:span><text:s/>Bachelor’s degree</text:p>
      <text:list text:style-name="LFO4" text:continue-numbering="true">
        <text:list-item>
          <text:p text:style-name="P30">Student Council hater</text:p>
        </text:list-item>
      </text:list>
      <text:h text:style-name="SectionHeading" text:outline-level="1">Experience</text:h>
      <text:p text:style-name="P31">[Type your job title] |<text:span text:style-name="IntenseEmphasis"><text:s/></text:span>[Type the start date]<text:s/>–<text:s/>[Type the end date]</text:p>
      <text:p text:style-name="Normal"><text:span text:style-name="T32">[Type the company name]</text:span><text:span text:style-name="T33"><text:s/>|<text:s/></text:span><text:span text:style-name="T34">[Type the company address]</text:span></text:p>
      <text:p text:style-name="Normal">[Type job responsibilities]</text:p>
      <text:h text:style-name="SectionHeading" text:outline-level="1">Skills</text:h>
      <text:list text:style-name="LFO4" text:continue-numbering="true">
        <text:list-item>
          <text:p text:style-name="P35">Backend development</text:p>
        </text:list-item>
      </text:list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in" fo:line-height="100%"/>
      <style:text-properties style:font-name="Cambria" style:font-name-asian="MS Gothic" style:font-name-complex="Times New Roman" style:font-weight-complex="bold" fo:color="#A9A57C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mbria" style:font-name-asian="MS Gothic" style:font-name-complex="Times New Roman" style:font-weight-complex="bold" fo:color="#675E47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138in" fo:margin-bottom="0in" fo:line-height="100%"/>
      <style:text-properties style:font-name-asian="MS Gothic" style:font-name-complex="Times New Roman" fo:font-weight="bold" style:font-weight-asian="bold" style:font-weight-complex="bold" fo:color="#A9A57C" fo:font-size="12pt" style:font-size-asian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A9A57C" fo:font-size="11pt" style:font-size-asian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A9A57C" fo:font-size="11pt" style:font-size-asian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A9A57C" fo:font-size="11pt" style:font-size-asian="11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2F2B20" fo:font-size="11pt" style:font-size-asian="11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2F2B2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2F2B20" fo:font-size="10pt" style:font-size-asian="10pt" style:font-size-complex="10pt" fo:hyphenate="false"/>
    </style:style>
    <style:style style:name="Normal" style:display-name="Normal" style:family="paragraph">
      <style:paragraph-properties fo:margin-bottom="0.1111in" fo:line-height="110%"/>
      <style:text-properties fo:font-size="10.5pt" style:font-size-asian="10.5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line-height="100%" fo:margin-left="0.5in" fo:text-indent="-0.2in">
        <style:tab-stops/>
      </style:paragraph-properties>
      <style:text-properties fo:color="#675E47" fo:hyphenate="false"/>
    </style:style>
    <style:style style:name="Heading1Char" style:display-name="Heading 1 Char" style:family="text" style:parent-style-name="DefaultParagraphFont">
      <style:text-properties style:font-name="Cambria" style:font-name-asian="MS Gothic" style:font-name-complex="Times New Roman" style:font-weight-complex="bold" style:use-window-font-color="tru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MS Gothic" style:font-name-complex="Times New Roman" style:font-weight-complex="bold" style:use-window-font-color="true" fo:font-size="14pt" style:font-size-asian="14pt" style:font-size-complex="13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font-weight="bold" style:font-weight-asian="bold" style:font-weight-complex="bold" style:use-window-font-color="true" fo:font-size="12pt" style:font-size-asian="12pt"/>
    </style:style>
    <style:style style:name="Heading4Char" style:display-name="Heading 4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style:use-window-font-color="true"/>
    </style:style>
    <style:style style:name="Heading5Char" style:display-name="Heading 5 Char" style:family="text" style:parent-style-name="DefaultParagraphFont">
      <style:text-properties style:font-name="Cambria" style:font-name-asian="MS Gothic" style:font-name-complex="Times New Roman" style:use-window-font-color="true"/>
    </style:style>
    <style:style style:name="Heading6Char" style:display-name="Heading 6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style:use-window-font-color="true"/>
    </style:style>
    <style:style style:name="Heading7Char" style:display-name="Heading 7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style:use-window-font-color="true"/>
    </style:style>
    <style:style style:name="Heading8Char" style:display-name="Heading 8 Char" style:family="text" style:parent-style-name="DefaultParagraphFont">
      <style:text-properties style:font-name="Cambria" style:font-name-asian="MS Gothic" style:font-name-complex="Times New Roman" style:use-window-font-color="true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style:use-window-font-color="true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style:font-name-asian="MS Mincho" fo:font-weight="bold" style:font-weight-asian="bold" style:font-weight-complex="bold" fo:font-variant="small-caps" fo:color="#675E47" fo:letter-spacing="0.0041in" fo:font-size="10pt" style:font-size-asian="10pt" style:font-size-complex="9pt" style:language-complex="hi" style:country-complex="IN" fo:hyphenate="false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mbria" style:font-name-asian="MS Gothic" style:font-name-complex="Times New Roman" fo:color="#675E47" style:letter-kerning="true" fo:font-size="40pt" style:font-size-asian="40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MS Gothic" style:font-name-complex="Times New Roman" style:use-window-font-color="true" style:letter-kerning="true" fo:font-size="40pt" style:font-size-asian="40pt" style:font-size-complex="26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style:font-style-complex="italic" fo:color="#675E47" fo:font-size="16pt" style:font-size-asian="16pt" style:font-size-complex="12pt" style:language-complex="hi" style:country-complex="IN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style:font-style-complex="italic" style:use-window-font-color="true" fo:font-size="16pt" style:font-size-asian="16pt" style:font-size-complex="12pt" style:language-complex="hi" style:country-complex="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111in" fo:line-height="125%" fo:margin-left="0.1in" fo:margin-right="0.1in">
        <style:tab-stops/>
      </style:paragraph-properties>
      <style:text-properties style:font-name="Cambria" style:font-name-asian="MS Mincho" fo:font-style="italic" style:font-style-asian="italic" style:font-style-complex="italic" fo:color="#A9A57C" fo:font-size="12pt" style:font-size-asian="12pt" style:language-complex="hi" style:country-complex="IN" fo:hyphenate="false"/>
    </style:style>
    <style:style style:name="QuoteChar" style:display-name="Quote Char" style:family="text" style:parent-style-name="DefaultParagraphFont">
      <style:text-properties style:font-name="Cambria" style:font-name-asian="MS Mincho" fo:font-style="italic" style:font-style-asian="italic" style:font-style-complex="italic" style:use-window-font-color="true" fo:font-size="12pt" style:font-size-asian="12pt" style:language-complex="hi" style:country-complex="IN"/>
    </style:style>
    <style:style style:name="IntenseQuote" style:display-name="Intense Quote" style:family="paragraph" style:parent-style-name="Normal" style:next-style-name="Normal">
      <style:paragraph-properties fo:border="0.0625in solid #A9A57C" fo:padding="0.1111in" style:shadow="none" fo:text-align="center" fo:margin-top="0.1388in" fo:margin-bottom="0.1944in" fo:line-height="125%" fo:margin-left="0.65in" fo:margin-right="0.65in" fo:background-color="#A9A57C">
        <style:tab-stops/>
      </style:paragraph-properties>
      <style:text-properties style:font-name-asian="MS Mincho" fo:font-weight="bold" style:font-weight-asian="bold" style:font-weight-complex="bold" fo:font-style="italic" style:font-style-asian="italic" style:font-style-complex="italic" fo:color="#FFFFFF" style:language-complex="hi" style:country-complex="IN" fo:hyphenate="false"/>
    </style:style>
    <style:style style:name="IntenseQuoteChar" style:display-name="Intense Quote Char" style:family="text" style:parent-style-name="DefaultParagraphFont">
      <style:text-properties style:font-name-asian="MS Mincho" fo:font-weight="bold" style:font-weight-asian="bold" style:font-weight-complex="bold" fo:font-style="italic" style:font-style-asian="italic" style:font-style-complex="italic" style:use-window-font-color="true" fo:font-size="10.5pt" style:font-size-asian="10.5pt" fo:background-color="#A9A57C" style:language-complex="hi" style:country-complex="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SubtleReference" style:display-name="Subtle Reference" style:family="text" style:parent-style-name="DefaultParagraphFont">
      <style:text-properties fo:font-variant="small-caps" style:use-window-font-color="true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use-window-font-color="true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text-transform="none" fo:font-variant="small-caps" fo:letter-spacing="0.0069in"/>
    </style:style>
    <style:style style:name="TOCHeading" style:display-name="TOC Heading" style:family="paragraph" style:parent-style-name="Heading1" style:next-style-name="Normal">
      <style:paragraph-properties fo:margin-top="0.3333in" fo:line-height="110%"/>
      <style:text-properties fo:font-weight="bold" style:font-weight-asian="bold" fo:color="#000000" fo:font-size="14pt" style:font-size-asian="14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ectionHeading" style:display-name="Section Heading" style:family="paragraph" style:parent-style-name="Heading1" style:next-style-name="Normal" style:default-outline-level="1">
      <style:text-properties fo:font-weight="bold" style:font-weight-asian="bold" fo:color="#675E47" fo:font-size="12pt" style:font-size-asian="12pt" fo:hyphenate="false"/>
    </style:style>
    <style:style style:name="NoSpacingChar" style:display-name="No Spacing Char" style:family="text" style:parent-style-name="DefaultParagraphFont"/>
    <style:style style:name="Subsection" style:display-name="Subsection" style:family="paragraph" style:parent-style-name="Heading2" style:default-outline-level="2">
      <style:paragraph-properties fo:margin-top="0in"/>
      <style:text-properties fo:color="#A9A57C" fo:font-size="10.5pt" style:font-size-asian="10.5pt" fo:hyphenate="false"/>
    </style:style>
    <style:style style:name="PersonalName" style:display-name="Personal Name" style:family="paragraph" style:parent-style-name="Title">
      <style:text-properties fo:font-weight="bold" style:font-weight-asian="bold" fo:font-size="14pt" style:font-size-asian="14pt" style:font-size-complex="14pt" fo:hyphenate="false"/>
    </style:style>
    <style:style style:name="SubsectionDate" style:display-name="Subsection Date" style:family="paragraph" style:parent-style-name="Normal"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hone" style:display-name="Phone" style:family="paragraph" style:parent-style-name="NoSpacing">
      <style:text-properties fo:font-size="12pt" style:font-size-asian="12pt" fo:hyphenate="false"/>
    </style:style>
    <style:style style:name="SenderAddress" style:display-name="Sender Address" style:family="paragraph" style:parent-style-name="NoSpacing">
      <style:paragraph-properties fo:line-height="114%"/>
      <style:text-properties fo:font-size="10.5pt" style:font-size-asian="10.5pt" fo:hyphenate="false"/>
    </style:style>
    <style:style style:name="SubsectionText" style:display-name="Subsection Text" style:family="paragraph" style:parent-style-name="ListBullet">
      <style:paragraph-properties style:contextual-spacing="false" fo:line-height="115%" fo:margin-left="0.25in" fo:text-indent="-0.25in">
        <style:tab-stops/>
      </style:paragraph-properties>
      <style:text-properties fo:font-size="11pt" style:font-size-asian="11pt" fo:hyphenate="false"/>
    </style:style>
    <style:style style:name="ListBullet" style:display-name="List Bullet" style:family="paragraph" style:parent-style-name="Normal" style:list-style-name="LFO5">
      <style:paragraph-properties style:contextual-spacing="true"/>
      <style:text-properties fo:hyphenate="false"/>
    </style:style>
    <style:style style:name="Closing" style:display-name="Closing" style:family="paragraph" style:parent-style-name="Normal">
      <style:paragraph-properties style:contextual-spacing="true" fo:margin-top="0.3333in" fo:margin-bottom="0.6666in"/>
      <style:text-properties fo:font-weight="bold" style:font-weight-asian="bold" fo:color="#675E47" fo:hyphenate="false"/>
    </style:style>
    <style:style style:name="ClosingChar" style:display-name="Closing Char" style:family="text" style:parent-style-name="DefaultParagraphFont">
      <style:text-properties fo:font-weight="bold" style:font-weight-asian="bold" style:use-window-font-color="true" fo:font-size="10.5pt" style:font-size-asian="10.5pt"/>
    </style:style>
    <style:style style:name="RecipientAddress" style:display-name="Recipient Address" style:family="paragraph" style:parent-style-name="NoSpacing">
      <style:paragraph-properties style:contextual-spacing="true" fo:margin-bottom="0.25in"/>
      <style:text-properties fo:color="#675E47" fo:font-size="10.5pt" style:font-size-asian="10.5pt" fo:hyphenate="false"/>
    </style:style>
    <style:style style:name="Salutation" style:display-name="Salutation" style:family="paragraph" style:parent-style-name="NoSpacing" style:next-style-name="Normal">
      <style:paragraph-properties style:contextual-spacing="true" fo:margin-top="0.3333in" fo:margin-bottom="0.2222in"/>
      <style:text-properties fo:font-weight="bold" style:font-weight-asian="bold" fo:color="#675E47" fo:font-size="10.5pt" style:font-size-asian="10.5pt" fo:hyphenate="false"/>
    </style:style>
    <style:style style:name="SalutationChar" style:display-name="Salutation Char" style:family="text" style:parent-style-name="DefaultParagraphFont">
      <style:text-properties fo:font-weight="bold" style:font-weight-asian="bold" style:use-window-font-color="true" fo:font-size="10.5pt" style:font-size-asian="10.5pt"/>
    </style:style>
    <style:style style:name="Signature" style:display-name="Signature" style:family="paragraph" style:parent-style-name="Normal">
      <style:paragraph-properties style:contextual-spacing="true"/>
      <style:text-properties fo:hyphenate="false"/>
    </style:style>
    <style:style style:name="SignatureChar" style:display-name="Signature Char" style:family="text" style:parent-style-name="DefaultParagraphFont">
      <style:text-properties fo:font-size="10.5pt" style:font-size-asian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a9a57c" draw:opacity="100%" draw:stroke="solid" svg:stroke-width="0.02778in" svg:stroke-color="#7b7859" svg:stroke-opacity="100%" svg:stroke-linecap="butt"/>
    </style:default-style>
    <draw:gradient draw:name="a0" draw:style="radial" draw:cx="80%" draw:cy="50%" draw:start-color="#ffffff" draw:end-color="#ffffff" draw:start-intensity="100%" draw:end-intensity="100%"/>
    <draw:gradient draw:name="a13" draw:style="radial" draw:cx="80%" draw:cy="50%" draw:start-color="#ffffff" draw:end-color="#ffffff" draw:start-intensity="100%" draw:end-intensity="100%"/>
    <draw:gradient draw:name="a5" draw:style="radial" draw:cx="80%" draw:cy="50%" draw:start-color="#ffffff" draw:end-color="#ffff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fo:color="#000000" style:language-asian="ja" style:country-asian="JP"/>
    </style:style>
    <style:style style:name="T3" style:parent-style-name="DefaultParagraphFont" style:family="text">
      <style:text-properties style:language-asian="ja" style:country-asian="JP"/>
    </style:style>
    <style:style style:name="P4" style:parent-style-name="Normal" style:family="paragraph">
      <style:paragraph-properties fo:text-align="center"/>
      <style:text-properties fo:color="#FFFFFF"/>
    </style:style>
    <style:style style:name="T5" style:parent-style-name="DefaultParagraphFont" style:family="text">
      <style:text-properties style:language-asian="ja" style:country-asian="JP"/>
    </style:style>
    <style:style style:name="T6" style:parent-style-name="DefaultParagraphFont" style:family="text">
      <style:text-properties style:language-asian="ja" style:country-asian="JP"/>
    </style:style>
    <style:style style:name="P7" style:parent-style-name="Normal" style:family="paragraph">
      <style:text-properties style:font-name-asian="Times New Roman"/>
    </style:style>
    <style:style style:name="T8" style:parent-style-name="DefaultParagraphFont" style:family="text">
      <style:text-properties fo:color="#000000" style:language-asian="ja" style:country-asian="JP"/>
    </style:style>
    <style:style style:name="T9" style:parent-style-name="DefaultParagraphFont" style:family="text">
      <style:text-properties style:language-asian="ja" style:country-asian="JP"/>
    </style:style>
    <style:style style:name="P10" style:parent-style-name="Normal" style:family="paragraph">
      <style:text-properties style:font-name-asian="Times New Roman"/>
    </style:style>
    <style:style style:name="T11" style:parent-style-name="DefaultParagraphFont" style:family="text">
      <style:text-properties style:language-asian="ja" style:country-asian="JP"/>
    </style:style>
    <style:style style:name="T12" style:parent-style-name="DefaultParagraphFont" style:family="text">
      <style:text-properties style:language-asian="ja" style:country-asian="JP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fo:color="#FFFFFF" fo:font-size="12pt" style:font-size-asian="12pt" style:font-size-complex="10pt"/>
    </style:style>
    <style:style style:name="T15" style:parent-style-name="DefaultParagraphFont" style:family="text">
      <style:text-properties style:language-asian="ja" style:country-asian="JP"/>
    </style:style>
    <style:style style:name="P16" style:parent-style-name="Normal" style:family="paragraph">
      <style:text-properties style:font-name-asian="Times New Roman"/>
    </style:style>
    <style:style style:name="T17" style:parent-style-name="DefaultParagraphFont" style:family="text">
      <style:text-properties style:language-asian="ja" style:country-asian="JP"/>
    </style:style>
    <style:style style:name="T18" style:parent-style-name="DefaultParagraphFont" style:family="text">
      <style:text-properties style:language-asian="ja" style:country-asian="JP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fo:color="#FFFFFF" fo:font-size="12pt" style:font-size-asian="12pt" style:font-size-complex="10pt"/>
    </style:style>
    <style:style style:name="T21" style:parent-style-name="DefaultParagraphFont" style:family="text">
      <style:text-properties style:language-asian="ja" style:country-asian="JP"/>
    </style:style>
    <style:style style:name="T22" style:parent-style-name="DefaultParagraphFont" style:family="text">
      <style:text-properties style:language-asian="ja" style:country-asian="JP"/>
    </style:style>
    <style:style style:name="P23" style:parent-style-name="Normal" style:family="paragraph">
      <style:text-properties style:font-name-asian="Times New Roman"/>
    </style:style>
    <style:style style:name="T24" style:parent-style-name="DefaultParagraphFont" style:family="text">
      <style:text-properties style:language-asian="ja" style:country-asian="JP"/>
    </style:style>
    <style:style style:family="graphic" style:name="a12">
      <style:graphic-properties fo:wrap-option="wrap" fo:padding-top="0.05in" fo:padding-bottom="0.05in" fo:padding-left="0in" fo:padding-right="0in" draw:textarea-vertical-align="middle" draw:textarea-horizontal-align="left" style:wrap="run-through" style:run-through="foreground" draw:fill="solid" draw:fill-color="#a9a57c" draw:opacity="100%" draw:stroke="solid" svg:stroke-width="0.01389in" svg:stroke-color="#ffffff" svg:stroke-opacity="100%" svg:stroke-linecap="butt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background" draw:fill="gradient" draw:fill-gradient-name="a0" draw:stroke="none" style:horizontal-rel="page" style:vertical-rel="page" style:horizontal-pos="from-left" style:vertical-pos="from-top"/>
    </style:style>
    <style:style style:family="graphic" style:name="a14">
      <style:graphic-properties style:wrap="run-through" style:run-through="background" draw:fill="gradient" draw:fill-gradient-name="a13" draw:stroke="none" style:horizontal-rel="page" style:vertical-rel="page" style:horizontal-pos="left" style:vertical-pos="middle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#675e47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675e4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a9a57c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a9a57c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675e47" draw:opacity="100%" draw:stroke="none" style:horizontal-rel="page" style:vertical-rel="page" style:horizontal-pos="from-left" style:vertical-pos="middle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background" draw:fill="gradient" draw:fill-gradient-name="a5" draw:stroke="none" style:horizontal-rel="page" style:vertical-rel="page" style:horizontal-pos="left" style:vertical-pos="middle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675e4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a9a57c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5in" fo:padding-bottom="0.05in" fo:padding-left="0in" fo:padding-right="0in" draw:textarea-vertical-align="middle" draw:textarea-horizontal-align="left" style:wrap="run-through" style:run-through="foreground" draw:fill="solid" draw:fill-color="#a9a57c" draw:opacity="100%" draw:stroke="solid" svg:stroke-width="0.01389in" svg:stroke-color="#ffffff" svg:stroke-opacity="100%" svg:stroke-linecap="butt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675e47" draw:opacity="100%" draw:stroke="none" style:horizontal-rel="page" style:vertical-rel="page" style:horizontal-pos="from-left" style:vertical-pos="middl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a9a57c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/>
      </style:header>
      <style:header-left>
        <text:p text:style-name="Header"><text:span text:style-name="T2"><draw:custom-shape svg:x="0in" svg:y="0in" svg:width="7.73472in" svg:height="11in" draw:z-index="251666432" draw:id="id0" draw:style-name="a1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3"><draw:frame draw:z-index="251667456" draw:id="id1" draw:style-name="a2" draw:name="TextBox 3" text:anchor-type="paragraph" svg:x="0in" svg:y="0in" svg:width="0.44792in" svg:height="4.95in" style:rel-width="scale" style:rel-height="scale"><draw:text-box><text:p text:style-name="P4">Resume:<text:s/></text:p></draw:text-box><svg:title/><svg:desc/></draw:frame></text:span><text:span text:style-name="T5"><draw:custom-shape svg:x="0in" svg:y="0in" svg:width="0.76528in" svg:height="0.99028in" draw:z-index="251665408" draw:id="id2" draw:style-name="a3" draw:name="Rectangle 5" text:anchor-type="paragraph"><svg:title/><svg:desc/><text:p text:style-name="Normal"/><draw:enhanced-geometry draw:type="non-primitive" svg:viewBox="0 0 21600 21600" draw:enhanced-path="M 0 0 L 21600 0 21600 21600 0 21600 Z N"/></draw:custom-shape></text:span><text:span text:style-name="T6"><draw:custom-shape svg:x="0in" svg:y="0in" svg:width="0.76528in" svg:height="11in" draw:z-index="251664384" draw:id="id3" draw:style-name="a4" draw:name="Rectangle 4" text:anchor-type="paragraph"><svg:title/><svg:desc/><text:p text:style-name="P7"/><draw:enhanced-geometry draw:type="non-primitive" svg:viewBox="0 0 21600 21600" draw:enhanced-path="M 0 0 L 21600 0 21600 21600 0 21600 Z N"/></draw:custom-shape></text:span></text:p>
      </style:header-left>
      <style:footer>
        <text:p text:style-name="Normal"><text:span text:style-name="T8"><draw:custom-shape svg:x="0in" svg:y="0in" svg:width="7.73472in" svg:height="11in" draw:z-index="251676672" draw:id="id4" draw:style-name="a6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9"><draw:custom-shape svg:x="0in" svg:y="0in" svg:width="0.76528in" svg:height="11in" draw:z-index="251673600" draw:id="id5" draw:style-name="a7" draw:name="Rectangle 4" text:anchor-type="paragraph"><svg:title/><svg:desc/><text:p text:style-name="P10"/><draw:enhanced-geometry draw:type="non-primitive" svg:viewBox="0 0 21600 21600" draw:enhanced-path="M 0 0 L 21600 0 21600 21600 0 21600 Z N"/></draw:custom-shape></text:span><text:span text:style-name="T11"><draw:custom-shape svg:x="0in" svg:y="0in" svg:width="0.76528in" svg:height="0.99028in" draw:z-index="251674624" draw:id="id6" draw:style-name="a8" draw:name="Rectangle 5" text:anchor-type="paragraph"><svg:title/><svg:desc/><text:p text:style-name="Normal"/><draw:enhanced-geometry draw:type="non-primitive" svg:viewBox="0 0 21600 21600" draw:enhanced-path="M 0 0 L 21600 0 21600 21600 0 21600 Z N"/></draw:custom-shape></text:span><text:span text:style-name="T12"><draw:custom-shape svg:x="0in" svg:y="0in" svg:width="0.5in" svg:height="0.4in" draw:z-index="251675648" draw:id="id7" draw:style-name="a9" draw:name="Double Bracket 7" text:anchor-type="paragraph"><svg:title/><svg:desc/><text:p text:style-name="P13"><text:span text:style-name="T14"><text:page-number text:fixed="false">1</text:page-number></text:span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/text:span></text:p>
      </style:footer>
      <style:footer-left>
        <text:p text:style-name="Footer"><text:span text:style-name="T15"><draw:custom-shape svg:x="0in" svg:y="0in" svg:width="0.76528in" svg:height="11in" draw:z-index="251669504" draw:id="id8" draw:style-name="a10" draw:name="Rectangle 4" text:anchor-type="paragraph"><svg:title/><svg:desc/><text:p text:style-name="P16"/><draw:enhanced-geometry draw:type="non-primitive" svg:viewBox="0 0 21600 21600" draw:enhanced-path="M 0 0 L 21600 0 21600 21600 0 21600 Z N"/></draw:custom-shape></text:span><text:span text:style-name="T17"><draw:custom-shape svg:x="0in" svg:y="0in" svg:width="0.76528in" svg:height="0.99028in" draw:z-index="251670528" draw:id="id9" draw:style-name="a11" draw:name="Rectangle 5" text:anchor-type="paragraph"><svg:title/><svg:desc/><text:p text:style-name="Normal"/><draw:enhanced-geometry draw:type="non-primitive" svg:viewBox="0 0 21600 21600" draw:enhanced-path="M 0 0 L 21600 0 21600 21600 0 21600 Z N"/></draw:custom-shape></text:span><text:span text:style-name="T18"><draw:custom-shape svg:x="0in" svg:y="0in" svg:width="0.5in" svg:height="0.4in" draw:z-index="251671552" draw:id="id10" draw:style-name="a12" draw:name="Double Bracket 7" text:anchor-type="paragraph"><svg:title/><svg:desc/><text:p text:style-name="P19"><text:span text:style-name="T20"><text:page-number text:fixed="false">2</text:page-number></text:span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/text:span></text:p>
      </style:footer-left>
      <style:header-first>
        <text:p text:style-name="Header"><text:span text:style-name="T21"><draw:custom-shape svg:x="0in" svg:y="0in" svg:width="7.73472in" svg:height="11in" draw:z-index="251662336" draw:id="id11" draw:style-name="a14" draw:name="Rectangle 5" text:anchor-type="paragraph"><svg:title/><svg:desc/><draw:enhanced-geometry draw:type="non-primitive" svg:viewBox="0 0 21600 21600" draw:enhanced-path="M 0 0 L 21600 0 21600 21600 0 21600 Z N"/></draw:custom-shape></text:span><text:s/><text:span text:style-name="T22"><draw:custom-shape svg:x="0in" svg:y="0in" svg:width="0.76528in" svg:height="11in" draw:z-index="251659264" draw:id="id12" draw:style-name="a15" draw:name="Rectangle 4" text:anchor-type="paragraph"><svg:title/><svg:desc/><text:p text:style-name="P23"/><draw:enhanced-geometry draw:type="non-primitive" svg:viewBox="0 0 21600 21600" draw:enhanced-path="M 0 0 L 21600 0 21600 21600 0 21600 Z N"/></draw:custom-shape></text:span><text:span text:style-name="T24"><draw:custom-shape svg:x="0in" svg:y="0in" svg:width="0.76528in" svg:height="0.99028in" draw:z-index="251660288" draw:id="id13" draw:style-name="a16" draw:name="Rectangle 5" text:anchor-type="paragraph"><svg:title/><svg:desc/><text:p text:style-name="Normal"/><draw:enhanced-geometry draw:type="non-primitive" svg:viewBox="0 0 21600 21600" draw:enhanced-path="M 0 0 L 21600 0 21600 21600 0 21600 Z N"/></draw:custom-shape>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yode Ibukun</meta:initial-creator>
    <dc:creator>KAYODE IBUKUNOLUWA Olayimika</dc:creator>
    <meta:creation-date>2022-11-13T13:24:00Z</meta:creation-date>
    <dc:date>2022-11-13T13:26:00Z</dc:date>
    <meta:template xlink:href="AdjacencyResume" xlink:type="simple"/>
    <meta:editing-cycles>1</meta:editing-cycles>
    <meta:editing-duration>PT120S</meta:editing-duration>
    <meta:document-statistic meta:page-count="1" meta:paragraph-count="1" meta:word-count="64" meta:character-count="430" meta:row-count="3" meta:non-whitespace-character-count="367"/>
  </office:meta>
</office:document-meta>
</file>